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7.19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 fo:font-weight="bold" style:font-weight-asian="bold" style:font-weight-complex="bold"/>
    </style:style>
    <style:style style:name="ce3" style:family="table-cell" style:parent-style-name="Default">
      <style:text-properties fo:color="#77216f"/>
    </style:style>
    <style:style style:name="ce4" style:family="table-cell" style:parent-style-name="Default">
      <style:text-properties fo:color="#cc0066"/>
    </style:style>
    <style:style style:name="ce5" style:family="table-cell" style:parent-style-name="Default">
      <style:text-properties fo:color="#009900"/>
    </style:style>
    <style:style style:name="ce6" style:family="table-cell" style:parent-style-name="Default">
      <style:text-properties style:text-line-through-style="solid" style:text-line-through-type="single"/>
    </style:style>
    <style:style style:name="ce7" style:family="table-cell" style:parent-style-name="Default">
      <style:text-properties fo:color="#800000"/>
    </style:style>
    <style:style style:name="ce8" style:family="table-cell" style:parent-style-name="Default">
      <style:text-properties fo:color="#cc0000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  <style:text-properties style:use-window-font-color="true"/>
    </style:style>
    <style:style style:name="ce11" style:family="table-cell" style:parent-style-name="Default">
      <style:text-properties style:use-window-font-color="true"/>
    </style:style>
    <style:style style:name="ce12" style:family="table-cell" style:parent-style-name="Default">
      <style:text-properties style:font-name="Liberation Sans" style:font-name-asian="Droid Sans Fallback" style:font-name-complex="FreeSans"/>
    </style:style>
    <style:style style:name="ce13" style:family="table-cell" style:parent-style-name="Default">
      <style:text-properties fo:color="#009900" style:font-name="Liberation Sans" style:font-name-asian="Droid Sans Fallback" style:font-name-complex="FreeSans"/>
    </style:style>
    <style:style style:name="ce14" style:family="table-cell" style:parent-style-name="Default">
      <style:table-cell-properties fo:background-color="transparent"/>
      <style:text-properties fo:color="#009900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ext-properties fo:color="#009900" fo:font-weight="bold" style:font-weight-asian="bold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33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6"/>
          <table:table-cell table:style-name="ce1" office:value-type="string" calcext:value-type="string">
            <text:p>To Do: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ro_move – moving to one loc before</text:p>
          </table:table-cell>
          <table:table-cell table:number-columns-repeated="6"/>
          <table:table-cell table:style-name="ce7" office:value-type="string" calcext:value-type="string">
            <text:p>Try running in GCL system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Check http://www.koonsolo.com/news/dewitters-gameloop/</text:p>
          </table:table-cell>
          <table:table-cell table:number-columns-repeated="6"/>
          <table:table-cell table:style-name="ce8" office:value-type="string" calcext:value-type="string">
            <text:p>Images ke background ko sahi karo</text:p>
          </table:table-cell>
          <table:table-cell table:number-columns-repeated="3"/>
          <table:table-cell office:value-type="string" calcext:value-type="string">
            <text:p>*controls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Mention controls*</text:p>
          </table:table-cell>
          <table:table-cell table:number-columns-repeated="4"/>
          <table:table-cell office:value-type="string" calcext:value-type="string">
            <text:p>'space' – sound turn on/off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'1' – basic power</text:p>
          </table:table-cell>
        </table:table-row>
        <table:table-row table:style-name="ro1">
          <table:table-cell/>
          <table:table-cell table:style-name="ce1" office:value-type="string" calcext:value-type="string">
            <text:p>Issues:</text:p>
          </table:table-cell>
          <table:table-cell table:number-columns-repeated="12"/>
          <table:table-cell office:value-type="string" calcext:value-type="string">
            <text:p>'2' – magic pow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icking first time always give a 'wrong' soun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 calcext:value-type="string">
            <text:p>hero_move – temple is not considered a blockage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1" office:value-type="string" calcext:value-type="string">
            <text:p>Me-todo: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check all got &amp; format frequently (to avoid later haphazard)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samjho A*</text:p>
          </table:table-cell>
          <table:table-cell table:number-columns-repeated="8"/>
        </table:table-row>
        <table:table-row table:style-name="ro1">
          <table:table-cell/>
          <table:table-cell table:style-name="ce2"/>
          <table:table-cell table:number-columns-repeated="13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ow priority Bonus: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Button for turn off the sound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Low priority tasks:</text:p>
          </table:table-cell>
          <table:table-cell table:number-columns-repeated="8"/>
          <table:table-cell office:value-type="string" calcext:value-type="string">
            <text:p>sudo apt-get install xorg-dev libglu1-mesa-dev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 calcext:value-type="string">
            <office:annotation office:display="true" draw:style-name="gr1" draw:text-style-name="P2" svg:width="5.54cm" svg:height="0.596cm" svg:x="8.034cm" svg:y="12.922cm" draw:caption-point-x="-1.271cm" draw:caption-point-y="-1.624cm">
              <dc:date>2014-10-22T00:00:00</dc:date>
              <text:p text:style-name="P1"><text:span text:style-name="T1">Not feasible as per current design</text:span></text:p>
            </office:annotation>
            <text:p>Dynamic screen size</text:p>
          </table:table-cell>
          <table:table-cell table:number-columns-repeated="7"/>
          <table:table-cell office:value-type="string" calcext:value-type="string">
            <office:annotation office:display="true" draw:style-name="gr1" draw:text-style-name="P3" svg:width="3.888cm" svg:height="0.596cm" svg:x="23.975cm" svg:y="7.211cm" draw:caption-point-x="0.85cm" draw:caption-point-y="4.087cm">
              <dc:date>2014-10-22T00:00:00</dc:date>
              <text:p text:style-name="P1"><text:span text:style-name="T2">Confirm from abhishek</text:span></text:p>
            </office:annotation>
            <text:p>sudo apt-get install libsfml-dev lsfml-audio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 calcext:value-type="string">
            <office:annotation office:display="true" draw:style-name="gr1" draw:text-style-name="P2" svg:width="3.227cm" svg:height="0.596cm" svg:x="8.172cm" svg:y="13.879cm" draw:caption-point-x="-1.409cm" draw:caption-point-y="-2.129cm">
              <dc:date>2014-10-22T00:00:00</dc:date>
              <text:p text:style-name="P1"><text:span text:style-name="T1">Looks fine, leave it</text:span></text:p>
            </office:annotation>
            <text:p>check if anything required to be done for spaceVacant</text:p>
          </table:table-cell>
          <table:table-cell table:number-columns-repeated="7"/>
          <table:table-cell table:style-name="ce9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gcc -o cube cube.c -lglut -lGLU -lGL</text:p>
          </table:table-cell>
          <table:table-cell table:number-columns-repeated="4"/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7.003cm" svg:height="0.596cm" svg:x="21.778cm" svg:y="10.639cm" draw:caption-point-x="-13.078cm" draw:caption-point-y="-8.823cm">
              <dc:date>2014-10-21T00:00:00</dc:date>
              <text:p text:style-name="P1"><text:span text:style-name="T1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7.534cm" svg:height="0.596cm" svg:x="23.944cm" svg:y="2.723cm" draw:caption-point-x="-12.087cm" draw:caption-point-y="-0.004cm">
              <dc:date>2014-10-21T00:00:00</dc:date>
              <text:p text:style-name="P1"><text:span text:style-name="T1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movement &amp; attack spee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11.497cm" svg:height="0.596cm" svg:x="23.972cm" svg:y="3.573cm" draw:caption-point-x="-12.115cm" draw:caption-point-y="0.049cm">
              <dc:date>2014-10-21T00:00:00</dc:date>
              <text:p text:style-name="P5"><text:span text:style-name="T1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2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5.71cm" svg:height="0.596cm" svg:x="21.695cm" svg:y="17.812cm" draw:caption-point-x="-12.995cm" draw:caption-point-y="-9.674cm">
              <dc:date>2014-10-21T00:00:00</dc:date>
              <text:p text:style-name="P1"><text:span text:style-name="T1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0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1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tems bag</text:p>
          </table:table-cell>
          <table:table-cell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2" svg:width="5.689cm" svg:height="0.596cm" svg:x="21.688cm" svg:y="17.81cm" draw:caption-point-x="-9.831cm" draw:caption-point-y="2.971cm">
              <dc:date>2014-10-21T00:00:00</dc:date>
              <text:p text:style-name="P1"><text:span text:style-name="T1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Phase - 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Background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 calcext:value-type="string">
            <text:p>Different background for spawn locatio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Abstraction for placing an object on gri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Banda Daalo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abstraction for getting row&amp;col passing x&amp;y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&lt;Bonus&gt;</text:p>
          </table:table-cell>
          <table:table-cell office:value-type="string" calcext:value-type="string">
            <text:p>* can even add water (there can be item/magic like going from water)</text:p>
          </table:table-cell>
        </table:table-row>
        <table:table-row table:style-name="ro1">
          <table:table-cell/>
          <table:table-cell table:style-name="ce5" office:value-type="string" calcext:value-type="string">
            <text:p>Banda Chalao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temple daalo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Trees &amp; stone daalo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string" calcext:value-type="string">
            <text:p>Items daalo (random location – should not be already occupied)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Separate space for detail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5" office:value-type="string" calcext:value-type="string">
            <text:p>check printing text in openGL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show details in attribute space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Sound – Backgroun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Sound – for particular event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abstraction for changing item location – just change the character/type for the cell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Periodic rendering of the map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Banda Chalo – using right click – check space not already occupied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string" calcext:value-type="string">
            <text:p>A*</text:p>
          </table:table-cell>
          <table:table-cell table:number-columns-repeated="2"/>
          <table:table-cell office:value-type="string" calcext:value-type="string">
            <text:p>* collision detection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Phase – 2 </text:p>
          </table:table-cell>
          <table:table-cell table:style-name="ce1" office:value-type="string" calcext:value-type="string">
            <text:p>(Attack)</text:p>
          </table:table-cell>
          <table:table-cell table:number-columns-repeated="6"/>
        </table:table-row>
        <table:table-row table:style-name="ro1">
          <table:table-cell table:style-name="ce1" table:number-columns-repeated="2"/>
          <table:table-cell table:number-columns-repeated="6"/>
        </table:table-row>
        <table:table-row table:style-name="ro1">
          <table:table-cell table:style-name="ce1"/>
          <table:table-cell table:style-name="ce17" office:value-type="string" calcext:value-type="string">
            <text:p>check having multiple pages in openGL</text:p>
          </table:table-cell>
          <table:table-cell office:value-type="string" calcext:value-type="string">
            <text:p>(required later multiple times – win page, start page etc)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table:number-columns-repeated="6"/>
        </table:table-row>
        <table:table-row table:style-name="ro1">
          <table:table-cell table:style-name="ce1"/>
          <table:table-cell table:style-name="ce17" office:value-type="string" calcext:value-type="string">
            <text:p>Decide player attributes – strength, speedMove, speedAttack, &amp; updating them on taking items</text:p>
          </table:table-cell>
          <table:table-cell table:number-columns-repeated="6"/>
        </table:table-row>
        <table:table-row table:style-name="ro1">
          <table:table-cell table:style-name="ce1" table:number-columns-repeated="2"/>
          <table:table-cell table:number-columns-repeated="6"/>
        </table:table-row>
        <table:table-row table:style-name="ro1">
          <table:table-cell table:style-name="ce1"/>
          <table:table-cell table:style-name="ce18" office:value-type="string" calcext:value-type="string">
            <text:p>blocking opponents area – show 'no Access image' on map, 'wrong' on mouse click</text:p>
          </table:table-cell>
          <table:table-cell table:number-columns-repeated="6"/>
        </table:table-row>
        <table:table-row table:style-name="ro1">
          <table:table-cell table:style-name="ce1" table:number-columns-repeated="2"/>
          <table:table-cell table:number-columns-repeated="6"/>
        </table:table-row>
        <table:table-row table:style-name="ro1">
          <table:table-cell table:style-name="ce1"/>
          <table:table-cell table:style-name="ce1" office:value-type="string" calcext:value-type="string">
            <text:p>Selecting basic/magic power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>
            <text:p>update the current pow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ange in attribute space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Taking an item will change the properties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style-name="ce15" office:value-type="string" calcext:value-type="string">
            <text:p>print in notification tab – which item take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4" office:value-type="string" calcext:value-type="string">
            <text:p>Start the global_item_timer</text:p>
          </table:table-cell>
          <table:table-cell table:style-name="ce15" office:value-type="string" calcext:value-type="string">
            <text:p>check separate timers for the two teams(see if can be added in playerStats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Change the hero properti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how in attribute_spac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4" office:value-type="string" calcext:value-type="string">
            <text:p>Remove the item from gri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4" office:value-type="string" calcext:value-type="string">
            <text:p>Insert a new item at a random location (should not be already occupied)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ttacking/Healing templ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Own temple – Healing</text:p>
          </table:table-cell>
          <table:table-cell office:value-type="string" calcext:value-type="string">
            <text:p>(Only if has Temple Healer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nimation for temple healing – Temple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2" draw:text-style-name="P2" svg:width="3.387cm" svg:height="0.596cm" svg:x="23.226cm" svg:y="19.471cm" draw:caption-point-x="-6.494cm" draw:caption-point-y="4.923cm">
              <dc:date>2014-10-24T00:00:00</dc:date>
              <text:p text:style-name="P2">May not be required</text:p>
            </office:annotation>
            <text:p>Animation for healing – Hero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mple Health increases – increase temple health, show in attribute space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pponents temple – Attack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2.899cm" svg:height="0.596cm" svg:x="23.282cm" svg:y="20.36cm" draw:caption-point-x="-6.55cm" draw:caption-point-y="6.291cm">
              <dc:date>2014-10-20T00:00:00</dc:date>
              <text:p text:style-name="P2"><text:span text:style-name="T1">.gif</text:span></text:p>
            </office:annotation>
            <text:p>Animation for attack – Hero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mple Health reduces – reduce temple health, show in attribute space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Using Magic Spel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Using an available item by the He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move the item from attribute_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 the required for using item – decreasing health of the opponen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Win Pag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isplayed when the health of a temple is zer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5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style-name="ce1" office:value-type="string" calcext:value-type="string">
            <text:p><text:span text:style-name="T4">Phase</text:span> – 3</text:p>
          </table:table-cell>
          <table:table-cell table:style-name="ce1" office:value-type="string" calcext:value-type="string">
            <text:p>(Networking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trols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o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I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layer leaves the ga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use all for a minute, start without it (if not back)</text:p>
          </table:table-cell>
          <table:table-cell table:number-columns-repeated="5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Well formatted</text:p>
          </table:table-cell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</table:table-row>
        <table:table-row table:style-name="ro1">
          <table:table-cell/>
          <table:table-cell office:value-type="string" calcext:value-type="string">
            <text:p>Space – turn on/off so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00/00/0000</text:date>, <text:time style:data-style-name="N2" text:time-value="23:47:43.5067058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0-24T03:38:34.310171984</dc:date>
    <meta:editing-duration>P1DT12H49M25S</meta:editing-duration>
    <meta:editing-cycles>205</meta:editing-cycles>
    <meta:generator>LibreOffice/4.2.6.3$Linux_X86_64 LibreOffice_project/420m0$Build-3</meta:generator>
    <meta:document-statistic meta:table-count="4" meta:cell-count="186" meta:object-count="0"/>
  </office:meta>
</office:document-meta>
</file>